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04c8" officeooo:paragraph-rsid="000227e7"/>
    </style:style>
    <style:style style:name="P2" style:family="paragraph" style:parent-style-name="Standard">
      <style:text-properties officeooo:rsid="000227e7" officeooo:paragraph-rsid="000227e7"/>
    </style:style>
    <style:style style:name="P3" style:family="paragraph" style:parent-style-name="Standard">
      <style:text-properties officeooo:rsid="0009ad85" officeooo:paragraph-rsid="0009ad85"/>
    </style:style>
    <style:style style:name="P4" style:family="paragraph" style:parent-style-name="Standard">
      <style:text-properties officeooo:paragraph-rsid="0009ad85"/>
    </style:style>
    <style:style style:name="P5" style:family="paragraph" style:parent-style-name="Standard">
      <style:text-properties officeooo:rsid="0009ad85" officeooo:paragraph-rsid="0009ad85"/>
    </style:style>
    <style:style style:name="P6" style:family="paragraph" style:parent-style-name="Standard">
      <style:text-properties officeooo:rsid="000b1f88" officeooo:paragraph-rsid="000b1f88"/>
    </style:style>
    <style:style style:name="T1" style:family="text">
      <style:text-properties officeooo:rsid="0001b5f2"/>
    </style:style>
    <style:style style:name="T2" style:family="text">
      <style:text-properties officeooo:rsid="000227e7"/>
    </style:style>
    <style:style style:name="T3" style:family="text">
      <style:text-properties officeooo:rsid="000725bc"/>
    </style:style>
    <style:style style:name="T4" style:family="text">
      <style:text-properties officeooo:rsid="0009a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his particular study focuses on the competition Walmart posted on Kaggle, <text:s/>In summation, the contest focused on the</text:span> effect both daily and seasonal changes in weather conditions have on the purchase of basic items (e.g. milk, bread, cereal, <text:span text:style-name="T1">salt, umbrella’s</text:span>) <text:span text:style-name="T1">from 25 different Walmart store in America. <text:s/>The result intended to track the purchase of these items within a </text:span>three days <text:span text:style-name="T2">period </text:span>before and after <text:span text:style-name="T1">a significant weather event with the aim of ensuring certain stores have adequate stock of these items in advance to meet consumer demands.</text:span></text:p>
      <text:p text:style-name="P1"/>
      <text:p text:style-name="P2">Firstly, it is the intent to try and answer the question of “How many Walmart store are affected by weather events that cause consumers to only buy basic essential items?”. <text:s/>The aim is then to answer two fundamental questions “What weather events are linked to this pattern of consumers spending?” and “Which stores are more likely to benefit from pre-weather stockpiling of basic essentials?”</text:p>
      <text:p text:style-name="P2"/>
      <text:p text:style-name="P4"><text:span text:style-name="T4">from forty years of the Tornado (</text:span>Robert K. Doe, <text:span text:style-name="T4">2016)</text:span></text:p>
      <text:p text:style-name="P3"/>
      <text:p text:style-name="P3">“And one misconception led to another. When a funnel cloud was seen over land, but not reaching the surface, its visual similarity to a waterspout at sea led people to believe that it, too, was water pouring out of the cloud, but in this case somehow suspended in mid‐air and not reaching the ground; and it was watched apprehensively lest it should ‘burst’ and release its contents, thereby flooding the area beneath it. Reasoning backwards from this misconception, if a sudden unexplained deluge of water rushed down a valley (in what we now call a flash flood) it was assumed that somewhere up in the hills (unseen) a waterspout must have burst and discharged its supposed supply of water on the ground, whence it cascaded down the valley. Thus we find three meteorological definitions of waterspout in use: (i) a tornado over the sea, (ii) a funnel cloud not reaching the ground, (iii) a cloudburst. It is interesting that in some old accounts in which a funnel cloud is reported over land (but described as a waterspout), a whirlwind on the ground is also mentioned, yet the writer rarely seems to make the connection between the two, assuming it was nothing more than coincidence that they occurred together.<text:line-break/>Doe, RK 2016, Extreme Weather : Forty Years of the Tornado and Storm Research Organisation, John Wiley &amp; Sons, Incorporated, Hoboken. Available from: ProQuest Ebook Central. [25 February 2018].<text:line-break/>Created from jcu on 2018-02-25 21:22:09.”</text:p>
      <text:p text:style-name="P2"/>
      <text:p text:style-name="P2"/>
      <text:p text:style-name="P3">References</text:p>
      <text:p text:style-name="P3">Doe, RK 2016, Extreme Weather : Forty Years of the Tornado and Storm Research Organisation, John Wiley &amp; Sons, Incorporated, Hoboken. Available from: ProQuest Ebook Central. [25 February 2018]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9:43:13.523961758</meta:creation-date>
    <dc:date>2018-02-28T16:30:16.325449032</dc:date>
    <meta:editing-duration>PT14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35" meta:character-count="2643" meta:non-whitespace-character-count="2211"/>
  </office:meta>
</office:document-meta>
</file>